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43c8b" officeooo:paragraph-rsid="00043c8b"/>
    </style:style>
    <style:style style:name="P2" style:family="paragraph" style:parent-style-name="Title">
      <style:text-properties officeooo:rsid="00043c8b" officeooo:paragraph-rsid="00043c8b"/>
    </style:style>
    <style:style style:name="P3" style:family="paragraph" style:parent-style-name="Text_20_body">
      <style:text-properties officeooo:rsid="0007c7b0" officeooo:paragraph-rsid="0007c7b0"/>
    </style:style>
    <style:style style:name="P4" style:family="paragraph" style:parent-style-name="Text_20_body">
      <style:text-properties officeooo:rsid="00082736" officeooo:paragraph-rsid="00082736"/>
    </style:style>
    <style:style style:name="P5" style:family="paragraph" style:parent-style-name="Text_20_body">
      <style:text-properties officeooo:rsid="0009bd3e" officeooo:paragraph-rsid="0009bd3e"/>
    </style:style>
    <style:style style:name="P6" style:family="paragraph" style:parent-style-name="Text_20_body">
      <style:text-properties officeooo:rsid="000bc625" officeooo:paragraph-rsid="000bc625"/>
    </style:style>
    <style:style style:name="P7" style:family="paragraph" style:parent-style-name="Text_20_body">
      <style:text-properties officeooo:rsid="00043c8b" officeooo:paragraph-rsid="00043c8b"/>
    </style:style>
    <style:style style:name="P8" style:family="paragraph" style:parent-style-name="Text_20_body" style:list-style-name="L1">
      <style:text-properties officeooo:rsid="000c5d6a" officeooo:paragraph-rsid="000c5d6a"/>
    </style:style>
    <style:style style:name="P9" style:family="paragraph" style:parent-style-name="Heading_20_1">
      <style:text-properties officeooo:rsid="00043c8b" officeooo:paragraph-rsid="00043c8b"/>
    </style:style>
    <style:style style:name="P10" style:family="paragraph" style:parent-style-name="Heading_20_1">
      <style:text-properties style:font-name="Liberation Sans"/>
    </style:style>
    <style:style style:name="P11" style:family="paragraph" style:parent-style-name="Standard">
      <style:text-properties officeooo:rsid="000ee898" officeooo:paragraph-rsid="000ee898"/>
    </style:style>
    <style:style style:name="P12" style:family="paragraph" style:parent-style-name="Standard">
      <style:text-properties officeooo:rsid="000f5d2b" officeooo:paragraph-rsid="000f5d2b"/>
    </style:style>
    <style:style style:name="P13" style:family="paragraph" style:parent-style-name="Standard">
      <style:text-properties officeooo:rsid="0010c731" officeooo:paragraph-rsid="0010c731"/>
    </style:style>
    <style:style style:name="P14" style:family="paragraph" style:parent-style-name="Heading_20_2">
      <style:text-properties officeooo:rsid="000a29f1" officeooo:paragraph-rsid="000a29f1"/>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9fa58" style:font-style-asian="normal" style:font-style-complex="normal"/>
    </style:style>
    <style:style style:name="T4" style:family="text">
      <style:text-properties officeooo:rsid="000845bb"/>
    </style:style>
    <style:style style:name="T5" style:family="text">
      <style:text-properties style:font-name="Liberation Mono"/>
    </style:style>
    <style:style style:name="T6" style:family="text">
      <style:text-properties style:font-name="Liberation Mono" fo:font-style="normal" style:font-style-asian="normal" style:font-style-complex="normal"/>
    </style:style>
    <style:style style:name="T7" style:family="text">
      <style:text-properties style:font-name="Liberation Serif" fo:font-style="normal" officeooo:rsid="0009fa58" style:font-style-asian="normal" style:font-style-complex="normal"/>
    </style:style>
    <style:style style:name="T8" style:family="text">
      <style:text-properties officeooo:rsid="000c5d6a"/>
    </style:style>
    <style:style style:name="T9" style:family="text">
      <style:text-properties officeooo:rsid="000f5d2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actical 2 Report</text:p>
      <text:h text:style-name="P9" text:outline-level="1">Introduction</text:h>
      <text:p text:style-name="P7">For this practical we had to implement the ‘Faro Shuffle’. This involved reading in and storing a deck of cards from standard input. In order to achieve full marks for this practical, there were several constraints that had to be satisfied, primarily that were weren’t to used any array-like structures or make use of contiguous dynamic memory.</text:p>
      <text:h text:style-name="Heading_20_1" text:outline-level="1">How to Run</text:h>
      <text:list xml:id="list2572697074" text:style-name="L1">
        <text:list-item>
          <text:p text:style-name="P8">Navigate to Practical2 folder in a terminal</text:p>
        </text:list-item>
        <text:list-item>
          <text:p text:style-name="P8">type <text:span text:style-name="T5">make all</text:span></text:p>
        </text:list-item>
        <text:list-item>
          <text:p text:style-name="P8">type <text:span text:style-name="T5">./faro_shuffle</text:span> to run the program. faro_shuffle takes inputs in a format as described by the practical specificatio.n</text:p>
        </text:list-item>
      </text:list>
      <text:h text:style-name="Heading_20_1" text:outline-level="1">Design</text:h>
      <text:p text:style-name="P3">When taking in size and a position k, if k was larger than the size of the deck this could cause an error. To simply this, if k &gt; size, then k is changed to k mod size to represent starting again from the top of a deck of cards.</text:p>
      <text:p text:style-name="P3">In order to avoid array-based structures when storing the card input, the deck is stored as a linked list of ‘Card’ structures. With a cards position not being stored, but being implicit from its index in the linked list.</text:p>
      <text:p text:style-name="P4">In order to perform a faro shuffle on a linked list, that list has to be split at the midpoint. This is <text:span text:style-name="T4">done</text:span> by the split function. In addition there is no need for separate implementations of shuffling for IN or OUT shuffling, as by swapping which half of the deck is given as the first input, one can replicate IN <text:span text:style-name="T1">and </text:span><text:span text:style-name="T2">OUT shuffles with one function.</text:span></text:p>
      <text:p text:style-name="P5"><text:span text:style-name="T2">In order to allow swapping functions for different implementations of the deck of cards, there is a separate </text:span><text:span text:style-name="T6">faro </text:span><text:span text:style-name="T7">function that calls the functions associated with shuffling the deck of cards according to the value k.</text:span></text:p>
      <text:h text:style-name="P14" text:outline-level="2">Extensions</text:h>
      <text:p text:style-name="P6">For the numerical extension the card struct was given an extra field to contain the integer instead of rank and suit. In order to read this field, <text:span text:style-name="T8">new functions for reading in the values and printing the deck out were made. However the shuffle and split functions could be reused at they were purely structural changes to the deck that did not account for values.</text:span></text:p>
      <text:h text:style-name="P10" text:outline-level="1"><text:soft-page-break/><text:span text:style-name="T3">I</text:span><text:span text:style-name="T2">mplementation</text:span></text:h>
      <text:p text:style-name="P11">Since it was not specified that k had to be smaller than the size of the deck, there is an added if statement that takes k mod size if k &gt; size of deck. This could have instead been an assert statement that would throw an error but th<text:span text:style-name="T9">is method allows for more valid inputs.</text:span></text:p>
      <text:p text:style-name="P11"/>
      <text:p text:style-name="P12">decToBinary has to return both the binary representation of a value k and the length of that binary representation. To this end a variable – <text:span text:style-name="T1">k_length</text:span><text:span text:style-name="T2"> – was passed in by reference and edited in the function, while the function itself returned the binary value of k.</text:span></text:p>
      <text:p text:style-name="P12"><text:span text:style-name="T2"/></text:p>
      <text:p text:style-name="P12"><text:span text:style-name="T2">When reading in the deck of cards the fgetc function is used to move through the stream of characters. The rank and suit values are stored while spaces and other characters are ignored.</text:span></text:p>
      <text:p text:style-name="P12"><text:span text:style-name="T2"/></text:p>
      <text:p text:style-name="P12"><text:span text:style-name="T2">The faro function takes in the deck variable by reference. This is because the head node is moved around during the course of the faro function. If deck is not passed in by reference, then when it is freed at the end of the loop then it could be at the end of linked list and caused a segmentation fault when being freed.</text:span></text:p>
      <text:p text:style-name="P12"><text:span text:style-name="T2"/></text:p>
      <text:p text:style-name="P13"><text:span text:style-name="T2">The shuffle function take one node from the beginning of the linked list ‘top’ then a node from the beginning of the linked list ‘bot’ repeating this process until a new linked list made from the interweaving of the two linked lists is ma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43c8b" officeooo:paragraph-rsid="00043c8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11/03/2019<text:tab/>CS2002<text:tab/>18001279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9T16:25:52.945000000</meta:creation-date>
    <dc:date>2019-03-11T16:08:29.654000000</dc:date>
    <meta:editing-duration>PT34M46S</meta:editing-duration>
    <meta:editing-cycles>5</meta:editing-cycles>
    <meta:generator>LibreOffice/6.1.2.1$Windows_X86_64 LibreOffice_project/65905a128db06ba48db947242809d14d3f9a93fe</meta:generator>
    <meta:document-statistic meta:table-count="0" meta:image-count="0" meta:object-count="0" meta:page-count="2" meta:paragraph-count="21" meta:word-count="598" meta:character-count="3289" meta:non-whitespace-character-count="2713"/>
  </office:meta>
</office:document-meta>
</file>